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ahoma" svg:font-family="Tahoma, Arial, sans-serif"/>
    <style:font-face style:name="serif" svg:font-family="serif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1729in" style:rel-width="100%" fo:margin-left="0in" table:align="left"/>
    </style:style>
    <style:style style:name="Table1.A" style:family="table-column">
      <style:table-column-properties style:column-width="1.8424in" style:rel-column-width="2653*"/>
    </style:style>
    <style:style style:name="Table1.B" style:family="table-column">
      <style:table-column-properties style:column-width="2.7375in" style:rel-column-width="3942*"/>
    </style:style>
    <style:style style:name="Table1.C" style:family="table-column">
      <style:table-column-properties style:column-width="1.5931in" style:rel-column-width="2294*"/>
    </style:style>
    <style:style style:name="Table1.1" style:family="table-row">
      <style:table-row-properties style:min-row-height="0.2188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2785in"/>
    </style:style>
    <style:style style:name="Table1.4" style:family="table-row">
      <style:table-row-properties style:min-row-height="0.0694in"/>
    </style:style>
    <style:style style:name="P1" style:family="paragraph" style:parent-style-name="Header">
      <style:paragraph-properties fo:text-align="start" style:justify-single-word="false"/>
      <style:text-properties style:font-name="Liberation Sans"/>
    </style:style>
    <style:style style:name="P2" style:family="paragraph" style:parent-style-name="Header">
      <style:paragraph-properties fo:text-align="end" style:justify-single-word="false"/>
      <style:text-properties style:font-name="Liberation Sans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serif" fo:letter-spacing="normal" fo:font-style="normal" fo:font-weight="normal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Sans" fo:letter-spacing="normal" fo:font-style="normal" fo:font-weight="normal"/>
    </style:style>
    <style:style style:name="P5" style:family="paragraph" style:parent-style-name="Text_20_body">
      <style:paragraph-properties fo:margin-left="0in" fo:margin-right="0in" fo:orphans="2" fo:widows="2" fo:text-indent="0in" style:auto-text-indent="false"/>
    </style:style>
    <style:style style:name="P6" style:family="paragraph" style:parent-style-name="Code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Sans" fo:letter-spacing="normal" fo:font-style="normal" fo:font-weight="normal"/>
    </style:style>
    <style:style style:name="P7" style:family="paragraph" style:parent-style-name="Code">
      <style:paragraph-properties fo:margin-left="0in" fo:margin-right="0in" fo:orphans="2" fo:widows="2" fo:text-indent="0in" style:auto-text-indent="false"/>
      <style:text-properties fo:font-variant="normal" fo:text-transform="none" style:use-window-font-color="true" style:font-name="DejaVu Sans Mono" fo:letter-spacing="normal" fo:font-style="normal" fo:font-weight="normal"/>
    </style:style>
    <style:style style:name="P8" style:family="paragraph" style:parent-style-name="Text_20_body">
      <style:paragraph-properties fo:margin-left="0in" fo:margin-right="0in" fo:margin-top="0in" fo:margin-bottom="0.0835in" fo:orphans="2" fo:widows="2" fo:text-indent="0in" style:auto-text-indent="false" style:shadow="none"/>
    </style:style>
    <style:style style:name="P9" style:family="paragraph" style:parent-style-name="Text_20_body">
      <style:paragraph-properties fo:margin-left="0in" fo:margin-right="0in" fo:margin-top="0in" fo:margin-bottom="0.0835in" fo:orphans="2" fo:widows="2" fo:text-indent="0in" style:auto-text-indent="false" style:shadow="none"/>
      <style:text-properties fo:font-variant="normal" fo:text-transform="none" fo:color="#000000" style:font-name="Liberation Sans" fo:font-size="11pt" fo:letter-spacing="normal" fo:font-weight="normal" style:font-size-asian="11pt" style:font-size-complex="11pt"/>
    </style:style>
    <style:style style:name="P10" style:family="paragraph" style:parent-style-name="Code" style:master-page-name="">
      <style:paragraph-properties fo:margin-left="0in" fo:margin-right="0in" fo:margin-top="0in" fo:margin-bottom="0.0835in" fo:text-align="start" style:justify-single-word="false" fo:text-indent="0in" style:auto-text-indent="false" style:page-number="auto" fo:background-color="#e6e6e6" fo:padding-left="0.2402in" fo:padding-right="0in" fo:padding-top="0in" fo:padding-bottom="0in" fo:border-left="2.01pt solid #008000" fo:border-right="none" fo:border-top="none" fo:border-bottom="none" style:shadow="none">
        <style:tab-stops/>
        <style:background-image/>
      </style:paragraph-properties>
      <style:text-properties fo:color="#000000" style:font-name="DejaVu Sans Mono" fo:font-style="normal" fo:font-weight="normal" style:font-name-asian="WenQuanYi Micro Hei1" style:font-style-asian="normal" style:font-weight-asian="normal" style:font-name-complex="DejaVu Sans Mono" style:font-style-complex="normal" style:font-weight-complex="normal"/>
    </style:style>
    <style:style style:name="P11" style:family="paragraph" style:parent-style-name="Code" style:master-page-name="">
      <style:paragraph-properties fo:margin-left="0in" fo:margin-right="0in" fo:margin-top="0in" fo:margin-bottom="0in" fo:text-indent="0in" style:auto-text-indent="false" style:page-number="auto" fo:background-color="#e6e6e6" fo:padding-left="0.2402in" fo:padding-right="0in" fo:padding-top="0in" fo:padding-bottom="0in" fo:border-left="2.01pt solid #008000" fo:border-right="none" fo:border-top="none" fo:border-bottom="none" style:shadow="none">
        <style:tab-stops/>
        <style:background-image/>
      </style:paragraph-properties>
      <style:text-properties fo:font-size="10pt" fo:font-style="normal" style:font-name-asian="WenQuanYi Micro Hei1" style:font-size-asian="10pt" style:font-name-complex="DejaVu Sans Mono" style:font-size-complex="10pt"/>
    </style:style>
    <style:style style:name="P12" style:family="paragraph" style:parent-style-name="Code">
      <style:paragraph-properties fo:margin-left="0in" fo:margin-right="0in" fo:margin-top="0in" fo:margin-bottom="0in" fo:text-indent="0in" style:auto-text-indent="false" fo:background-color="#e6e6e6" fo:padding-left="0.2402in" fo:padding-right="0in" fo:padding-top="0in" fo:padding-bottom="0in" fo:border-left="2.01pt solid #008000" fo:border-right="none" fo:border-top="none" fo:border-bottom="none" style:shadow="none">
        <style:tab-stops/>
        <style:background-image/>
      </style:paragraph-properties>
      <style:text-properties fo:font-size="10pt" fo:font-style="normal" style:font-name-asian="WenQuanYi Micro Hei1" style:font-size-asian="10pt" style:font-name-complex="DejaVu Sans Mono" style:font-size-complex="10pt"/>
    </style:style>
    <style:style style:name="P13" style:family="paragraph" style:parent-style-name="Standard">
      <style:text-properties fo:color="#000000" style:font-name="Liberation Sans" fo:font-size="11pt" style:font-size-asian="11pt" style:font-size-complex="11pt"/>
    </style:style>
    <style:style style:name="P14" style:family="paragraph" style:parent-style-name="Text_20_body">
      <style:paragraph-properties fo:margin-top="0in" fo:margin-bottom="0.0835in" style:shadow="none"/>
    </style:style>
    <style:style style:name="P15" style:family="paragraph" style:parent-style-name="Text_20_body">
      <style:paragraph-properties fo:margin-top="0in" fo:margin-bottom="0.0835in" style:shadow="none"/>
      <style:text-properties fo:font-weight="bold" style:font-weight-asian="bold" style:font-weight-complex="bold"/>
    </style:style>
    <style:style style:name="P16" style:family="paragraph" style:parent-style-name="Text_20_body">
      <style:paragraph-properties fo:margin-top="0in" fo:margin-bottom="0.0835in" fo:text-align="start" style:justify-single-word="false" style:shadow="none"/>
      <style:text-properties fo:color="#000000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Text_20_body">
      <style:paragraph-properties fo:margin-top="0in" fo:margin-bottom="0.0835in" fo:text-align="start" style:justify-single-word="false" style:shadow="none"/>
      <style:text-properties fo:color="#000000" fo:font-size="11pt" fo:font-style="normal" fo:font-weight="normal" style:font-name-asian="WenQuanYi Micro Hei1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P18" style:family="paragraph" style:parent-style-name="Text_20_body">
      <style:paragraph-properties fo:margin-top="0in" fo:margin-bottom="0.0835in" fo:text-align="start" style:justify-single-word="false" style:shadow="none"/>
      <style:text-properties fo:color="#000000" style:font-name="Liberation Sans" fo:font-size="11pt" fo:font-style="normal" fo:font-weight="normal" style:font-name-asian="WenQuanYi Micro Hei1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P19" style:family="paragraph" style:parent-style-name="Text_20_body">
      <style:paragraph-properties fo:margin-top="0in" fo:margin-bottom="0.0835in" fo:text-align="start" style:justify-single-word="false" style:shadow="none"/>
    </style:style>
    <style:style style:name="P20" style:family="paragraph" style:parent-style-name="Standard">
      <style:paragraph-properties fo:margin-top="0in" fo:margin-bottom="0.0835in" style:shadow="none"/>
      <style:text-properties fo:font-variant="normal" fo:text-transform="none" fo:color="#000000" style:font-name="Liberation Sans" fo:font-size="11pt" fo:letter-spacing="normal" fo:font-style="normal" fo:font-weight="normal" style:font-name-asian="WenQuanYi Micro Hei1" style:font-size-asian="11pt" style:font-name-complex="DejaVu Sans Mono" style:font-size-complex="11pt"/>
    </style:style>
    <style:style style:name="P21" style:family="paragraph" style:parent-style-name="Text_20_body">
      <style:text-properties style:font-name="DejaVu Sans Mono" fo:font-size="10pt" style:font-size-asian="10pt" style:font-size-complex="10pt"/>
    </style:style>
    <style:style style:name="P22" style:family="paragraph" style:parent-style-name="Text_20_body">
      <style:text-properties fo:color="#000000" style:font-name="Liberation Sans" fo:font-size="11pt" fo:font-style="normal" fo:font-weight="normal" style:font-name-asian="WenQuanYi Micro Hei1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P23" style:family="paragraph" style:parent-style-name="Heading_20_2">
      <style:paragraph-properties fo:margin-top="0.1665in" fo:margin-bottom="0.0835in" style:shadow="none" fo:keep-with-next="always">
        <style:tab-stops/>
      </style:paragraph-properties>
      <style:text-properties fo:font-variant="normal" fo:text-transform="none" fo:color="#000000" style:font-name="Liberation Sans" fo:font-size="15pt" fo:letter-spacing="normal" fo:font-style="normal" style:font-name-asian="WenQuanYi Micro Hei1" style:font-size-asian="15pt" style:font-name-complex="DejaVu Sans Mono" style:font-size-complex="15pt"/>
    </style:style>
    <style:style style:name="P24" style:family="paragraph" style:parent-style-name="Table_20_Contents">
      <style:text-properties style:font-name="Liberation Sans1" fo:font-size="11pt" style:font-size-asian="10.5pt"/>
    </style:style>
    <style:style style:name="P25" style:family="paragraph" style:parent-style-name="Table_20_Contents">
      <style:text-properties fo:font-variant="normal" fo:text-transform="none" fo:color="#000000" style:font-name="Liberation Sans" fo:font-size="9pt" fo:letter-spacing="normal" fo:font-style="normal" fo:font-weight="normal"/>
    </style:style>
    <style:style style:name="P26" style:family="paragraph" style:parent-style-name="Code">
      <style:text-properties fo:color="#000000" style:font-name="Liberation Sans" fo:font-size="11pt" fo:font-style="normal" fo:font-weight="normal" style:font-name-asian="WenQuanYi Micro Hei1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P27" style:family="paragraph" style:parent-style-name="Code">
      <style:text-properties style:font-name="DejaVu Sans Mono"/>
    </style:style>
    <style:style style:name="P28" style:family="paragraph" style:parent-style-name="Code">
      <style:text-properties style:use-window-font-color="true" style:font-name="DejaVu Sans Mono"/>
    </style:style>
    <style:style style:name="P2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2" style:family="paragraph" style:parent-style-name="Text_20_body">
      <style:paragraph-properties fo:margin-left="0in" fo:margin-right="0in" fo:orphans="2" fo:widows="2" fo:text-indent="0in" style:auto-text-indent="false"/>
    </style:style>
    <style:style style:name="P33" style:family="paragraph" style:parent-style-name="Heading" style:master-page-name="Index">
      <style:paragraph-properties style:page-number="auto"/>
    </style:style>
    <style:style style:name="P34" style:family="paragraph" style:parent-style-name="Code">
      <style:text-properties fo:font-variant="normal" fo:text-transform="none" style:use-window-font-color="true" style:font-name="DejaVu Sans Mono" fo:letter-spacing="normal" fo:font-style="normal" fo:font-weight="normal"/>
    </style:style>
    <style:style style:name="P35" style:family="paragraph" style:parent-style-name="Code">
      <style:paragraph-properties fo:margin-left="0in" fo:margin-right="0in" fo:orphans="2" fo:widows="2" fo:text-indent="0in" style:auto-text-indent="false"/>
      <style:text-properties fo:font-variant="normal" fo:text-transform="none" style:use-window-font-color="true" style:font-name="DejaVu Sans Mono" fo:letter-spacing="normal" fo:font-style="normal" fo:font-weight="normal"/>
    </style:style>
    <style:style style:name="T1" style:family="text">
      <style:text-properties fo:font-variant="normal" fo:text-transform="none" fo:color="#000000" fo:letter-spacing="normal" fo:font-style="normal" fo:font-weight="normal" style:font-weight-asian="bold" style:font-weight-complex="bold"/>
    </style:style>
    <style:style style:name="T2" style:family="text">
      <style:text-properties fo:font-variant="normal" fo:text-transform="none" fo:color="#000000" style:font-name="Tahoma" fo:font-size="18pt" fo:letter-spacing="normal" fo:font-style="normal" fo:font-weight="normal"/>
    </style:style>
    <style:style style:name="T3" style:family="text">
      <style:text-properties fo:font-variant="normal" fo:text-transform="none" fo:color="#000000" style:font-name="Tahoma" fo:font-size="18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5" style:family="text">
      <style:text-properties fo:font-variant="normal" fo:text-transform="none" fo:color="#000000" style:font-name="Liberation Sans" fo:letter-spacing="normal" fo:font-style="normal" fo:font-weight="normal" style:font-weight-asian="bold" style:font-weight-complex="bold"/>
    </style:style>
    <style:style style:name="T6" style:family="text">
      <style:text-properties fo:font-variant="normal" fo:text-transform="none" fo:color="#000000" style:font-name="Liberation Sans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000000" style:font-name="Liberation Sans" fo:font-size="11pt" fo:letter-spacing="normal" fo:font-style="normal" fo:font-weight="normal" style:font-size-asian="11pt" style:font-size-complex="11pt"/>
    </style:style>
    <style:style style:name="T8" style:family="text">
      <style:text-properties fo:font-variant="normal" fo:text-transform="none" fo:letter-spacing="normal" fo:font-style="normal" fo:font-weight="normal"/>
    </style:style>
    <style:style style:name="T9" style:family="text">
      <style:text-properties style:font-weight-asian="bold" style:font-weight-complex="bold"/>
    </style:style>
    <style:style style:name="T10" style:family="text">
      <style:text-properties style:font-name="Liberation Sans"/>
    </style:style>
    <style:style style:name="T11" style:family="text">
      <style:text-properties style:font-name="Liberation Sans" fo:font-size="11pt" style:font-size-asian="9.60000038146973pt" style:font-size-complex="11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font-size-asian="10.5pt"/>
    </style:style>
    <style:style style:name="T14" style:family="text">
      <style:text-properties style:font-name="DejaVu Sans Mono" fo:font-size="10pt" style:font-size-asian="10pt" style:font-size-complex="10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color="#ff0000"/>
    </style:style>
    <style:style style:name="T18" style:family="text">
      <style:text-properties fo:color="#ff0000" style:font-name="DejaVu Sans Mono" fo:font-size="10pt" style:font-size-asian="10pt" style:font-size-complex="10pt"/>
    </style:style>
    <style:style style:name="T19" style:family="text">
      <style:text-properties fo:color="#ff00ff"/>
    </style:style>
    <style:style style:name="T20" style:family="text">
      <style:text-properties fo:color="#ff00ff" style:font-name="DejaVu Sans Mono" fo:font-size="10pt" style:font-size-asian="10pt" style:font-size-complex="10pt"/>
    </style:style>
    <style:style style:name="T21" style:family="text">
      <style:text-properties fo:color="#000000" style:font-name="Liberation Sans" fo:font-size="11pt" fo:font-style="normal" fo:font-weight="normal" style:font-name-asian="WenQuanYi Micro Hei1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T22" style:family="text">
      <style:text-properties fo:color="#0000ff"/>
    </style:style>
    <style:style style:name="T23" style:family="text">
      <style:text-properties fo:color="#00800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Source_20_Text"><text:span text:style-name="T3">Introduction to MetaPath</text:span>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0">About<text:tab/>3</text:p>
          <text:p text:style-name="P29">CUV<text:tab/>3</text:p>
          <text:p text:style-name="P29">CUV RBM<text:tab/>3</text:p>
          <text:p text:style-name="P29">This Document<text:tab/>3</text:p>
          <text:p text:style-name="P30">CUV Installation on Ubuntu 11.10<text:tab/>4</text:p>
          <text:p text:style-name="P29">gcc/g++ 4.4<text:tab/>4</text:p>
          <text:p text:style-name="P29">NVIDIA Drivers<text:tab/>4</text:p>
          <text:p text:style-name="P29">NVIDIA CUDA<text:tab/>4</text:p>
          <text:p text:style-name="P29">NVIDIA CUDA SDK<text:tab/>5</text:p>
          <text:p text:style-name="P29">Python &amp; Boost<text:tab/>5</text:p>
          <text:p text:style-name="P29">Boost Bindings<text:tab/>5</text:p>
          <text:p text:style-name="P29">PyUblas<text:tab/>5</text:p>
          <text:p text:style-name="P29">CUV<text:tab/>6</text:p>
          <text:p text:style-name="P30">Installation of datasets<text:tab/>8</text:p>
          <text:p text:style-name="P29">Example datasets<text:tab/>8</text:p>
          <text:p text:style-name="P31">MNIST<text:tab/>8</text:p>
          <text:p text:style-name="P31">Caltech 101<text:tab/>8</text:p>
          <text:p text:style-name="P29">Custom datasets<text:tab/>8</text:p>
          <text:p text:style-name="P31">Non-image dataset<text:tab/>8</text:p>
          <text:p text:style-name="P31">Image dataset<text:tab/>9</text:p>
          <text:p text:style-name="P30">CUV RBM usage<text:tab/>10</text:p>
          <text:p text:style-name="P29">caller.py<text:tab/>10</text:p>
        </text:index-body>
      </text:table-of-content>
      <text:p text:style-name="P15"><text:span text:style-name="Source_20_Text"><text:span text:style-name="T7"/></text:span></text:p>
      <text:h text:style-name="Heading_20_1" text:outline-level="1"><text:span text:style-name="Source_20_Text"><text:span text:style-name="T2">About</text:span></text:span></text:h>
      <text:h text:style-name="Heading_20_2" text:outline-level="2">MetaPath</text:h>
      <text:p text:style-name="P14"><text:span text:style-name="Source_20_Text"><text:span text:style-name="T7">... </text:span></text:span></text:p>
      <text:h text:style-name="Heading_20_2" text:outline-level="2">This Document</text:h>
      <text:p text:style-name="P14"><text:span text:style-name="Source_20_Text"><text:span text:style-name="T7">...</text:span></text:span></text:p>
      <text:p text:style-name="P14"><text:span text:style-name="Source_20_Text"><text:span text:style-name="T7">The Version of CUV used in this Document is CUV <text:s/>0.9.201107041204</text:span></text:span></text:p>
      <text:p text:style-name="P14"><text:span text:style-name="Source_20_Text"><text:span text:style-name="T7">Patrick Michl (p.michl@dkfz.de)</text:span></text:span></text:p>
      <text:h text:style-name="Heading_20_1" text:outline-level="1"><text:span text:style-name="Source_20_Text"><text:span text:style-name="T2">MetaPath Installation on Ubuntu 11.10</text:span></text:span></text:h>
      <text:h text:style-name="Heading_20_2" text:outline-level="2">R / Bioconductor</text:h>
      <text:p text:style-name="Text_20_body">First install R:</text:p>
      <text:p text:style-name="P28">sudo apt-get install <text:span text:style-name="T8">r-base</text:span></text:p>
      <text:p text:style-name="P4"/>
      <text:p text:style-name="P4">Install some libs (maybe some of them are already installed):</text:p>
      <text:p text:style-name="P28">sudo apt-get install \</text:p>
      <text:p text:style-name="P28"><text:s text:c="4"/>libxml2-dev libcurl4-openssl-dev \</text:p>
      <text:p text:style-name="P34"><text:s text:c="4"/>libgfortran3 libquadmath0</text:p>
      <text:p text:style-name="P4"/>
      <text:p text:style-name="P4">it could be necessary to create some links:</text:p>
      <text:p text:style-name="P34">sudo ln -s /usr/lib/gcc/i686-linux-gnu/4.6/libgfortran.so \</text:p>
      <text:p text:style-name="P34"><text:s text:c="4"/>/usr/lib/libgfortran.so</text:p>
      <text:p text:style-name="P34">sudo ln -s /usr/lib/gcc/i686-linux-gnu/4.6/libquadmath.so \</text:p>
      <text:p text:style-name="P7"><text:s text:c="4"/>/usr/lib/libquadmath.so</text:p>
      <text:p text:style-name="P4"/>
      <text:p text:style-name="P14">Start R from the command-line (command 'R') and install Bioconductor using biocLite():</text:p>
      <text:p text:style-name="P7">source("http://bioconductor.org/biocLite.R")</text:p>
      <text:p text:style-name="P7">biocLite()</text:p>
      <text:p text:style-name="P5"/>
      <text:h text:style-name="Heading_20_2" text:outline-level="2">NVIDIA Drivers</text:h>
      <text:p text:style-name="Code">sudo apt-get install \</text:p>
      <text:p text:style-name="Code"><text:s text:c="4"/>nvidia-current \</text:p>
      <text:p text:style-name="Code"><text:s text:c="4"/>nvidia-current-dev \</text:p>
      <text:p text:style-name="Code"><text:s text:c="4"/>nvidia-current-updates \</text:p>
      <text:p text:style-name="Code"><text:s text:c="4"/>nvidia-current-updates-dev</text:p>
      <text:p text:style-name="Text_20_body"/>
      <text:p text:style-name="Text_20_body">To avoid later Problems with LD_INCLUDE_PATH you have to create some symlinks:</text:p>
      <text:p text:style-name="Code">sudo ln -s /usr/lib/nvidia-current/libcuda.so /usr/lib/libcuda.so </text:p>
      <text:p text:style-name="Code">sudo ln -s /usr/lib/nvidia-current/libcuda.so1 /usr/lib/libcuda.so1</text:p>
      <text:p text:style-name="Code">sudo ln -s /usr/lib/nvidia-current/libGL.so /usr/lib/libGL.so</text:p>
      <text:h text:style-name="Heading_20_2" text:outline-level="2">NVIDIA CUDA</text:h>
      <text:p text:style-name="Code">sudo add-apt-repository ppa:gijzelaar/cuda</text:p>
      <text:p text:style-name="Code">sudo apt-get update</text:p>
      <text:p text:style-name="Code">sudo apt-get install nvidia-cuda-toolkit</text:p>
      <text:p text:style-name="Text_20_body"/>
      <text:p text:style-name="P4">Create the following symlink</text:p>
      <text:p text:style-name="Code">sudo ln -s /usr/bin/nvcc /usr/local/cuda/bin/nvcc</text:p>
      <text:h text:style-name="Heading_20_2" text:outline-level="2"><text:soft-page-break/>NVIDIA CUDA SDK</text:h>
      <text:p text:style-name="P8"><text:span text:style-name="T4">Download the current GPU Computing SDK from NVIDIA CUDA Page</text:span><text:span text:style-name="T4"><text:note text:id="ftn1" text:note-class="footnote"><text:note-citation>1</text:note-citation><text:note-body><text:p text:style-name="Footnote"><text:a xlink:type="simple" xlink:href="http://developer.nvidia.com/cuda-downloads">http://developer.nvidia.com/cuda-downloads</text:a></text:p></text:note-body></text:note></text:span><text:span text:style-name="T4"> into <text:s/>~/Downloads/gpucomputingsdk.run</text:span></text:p>
      <text:p text:style-name="P6">cd ~/Downloads/</text:p>
      <text:p text:style-name="P6">./gpucomputingsdk.run</text:p>
      <text:p text:style-name="P4"/>
      <text:p text:style-name="P9">For compiling the SDK examples, you need to install some packages</text:p>
      <text:p text:style-name="Code">sudo apt-get install freeglut3-dev libxi-dev</text:p>
      <text:p text:style-name="P4"/>
      <text:p text:style-name="P4">Create the following symlink</text:p>
      <text:p text:style-name="Code">sudo ln -s /usr/lib/libXmu.so.6 /usr/lib/libXmu.so </text:p>
      <text:p text:style-name="P3"/>
      <text:p text:style-name="P4">Go to the NVIDIA_GPU_COMPUTING_SDK folder.</text:p>
      <text:p text:style-name="P4">In the file C/common/common.mk change the line </text:p>
      <text:p text:style-name="Code">LINKFLAGS += </text:p>
      <text:p text:style-name="P4">to </text:p>
      <text:p text:style-name="Code">LINKFLAGS += -L/usr/lib/nvidia-current</text:p>
      <text:h text:style-name="P23" text:outline-level="2">Python &amp; Boost</text:h>
      <text:p text:style-name="Code"><text:span text:style-name="Source_20_Text"><text:span text:style-name="T9">sudo apt-get install \</text:span></text:span></text:p>
      <text:p text:style-name="Code"><text:span text:style-name="Source_20_Text"><text:span text:style-name="T9"><text:s text:c="4"/>python-dev \</text:span></text:span></text:p>
      <text:p text:style-name="Code"><text:span text:style-name="Source_20_Text"><text:span text:style-name="T9"><text:s text:c="4"/>python-nose \</text:span></text:span></text:p>
      <text:p text:style-name="Code"><text:span text:style-name="Source_20_Text"><text:span text:style-name="T9"><text:s text:c="4"/>python-numpy \</text:span></text:span></text:p>
      <text:p text:style-name="Code"><text:span text:style-name="Source_20_Text"><text:span text:style-name="T9"><text:s text:c="4"/>python-scipy \</text:span></text:span></text:p>
      <text:p text:style-name="Code"><text:span text:style-name="Source_20_Text"><text:span text:style-name="T9"><text:s text:c="4"/>python-matplotlib</text:span></text:span></text:p>
      <text:p text:style-name="Text_20_body"><text:span text:style-name="Source_20_Text"><text:span text:style-name="T9"/></text:span></text:p>
      <text:p text:style-name="Code">sudo apt-get install \</text:p>
      <text:p text:style-name="Code"><text:s text:c="4"/>libboost-all-dev</text:p>
      <text:h text:style-name="Heading_20_2" text:outline-level="2">Boost Bindings</text:h>
      <text:p text:style-name="P5"><text:span text:style-name="T4">Download Boost-bindings archive from Andreas Klöckners Page</text:span><text:span text:style-name="T4"><text:note text:id="ftn2" text:note-class="footnote"><text:note-citation>2</text:note-citation><text:note-body><text:p text:style-name="Footnote"><text:a xlink:type="simple" xlink:href="http://mathema.tician.de/software/boost-numeric-bindings">http://mathema.tician.de/software/boost-numeric-bindings</text:a></text:p></text:note-body></text:note></text:span> into ~/Downloads/boost-bindings.tar.gz</text:p>
      <text:p text:style-name="P4">Install Boost Bindings:</text:p>
      <text:p text:style-name="Code">tar xvfz /home/[user]/Downloads/boost-bindings.tar.gz</text:p>
      <text:p text:style-name="Code">cd /home/[user]/Downloads/boost-bindings</text:p>
      <text:p text:style-name="Code">mkdir ~/pool</text:p>
      <text:p text:style-name="Code">./configure –prefix=/home/[user]/pool</text:p>
      <text:p text:style-name="Code">make install</text:p>
      <text:h text:style-name="Heading_20_2" text:outline-level="2">PyUblas</text:h>
      <text:p text:style-name="Text_20_body"><text:span text:style-name="Source_20_Text"><text:span text:style-name="T10">Create / Edit ~/.aksetup-defaults.py:</text:span></text:span></text:p>
      <text:p text:style-name="Code"><text:span text:style-name="Source_20_Text"><text:span text:style-name="T1">BOOST_BINDINGS_INC_DIR = ['/home/[user]/pool/include/boost-numeric-bindings']</text:span></text:span></text:p>
      <text:p text:style-name="Code"><text:span text:style-name="Source_20_Text"><text:span text:style-name="T1">BOOST_PYTHON_LIBNAME = ['boost_python']</text:span></text:span></text:p>
      <text:p text:style-name="P5"><text:span text:style-name="Source_20_Text"><text:span text:style-name="T1"/></text:span></text:p>
      <text:p text:style-name="P5"><text:soft-page-break/><text:span text:style-name="Source_20_Text"><text:span text:style-name="T5">Install PyUblas:</text:span></text:span></text:p>
      <text:p text:style-name="Code"><text:span text:style-name="Source_20_Text"><text:span text:style-name="T9">sudo apt-get install </text:span></text:span><text:span text:style-name="Source_20_Text"><text:span text:style-name="T1">python-pip</text:span></text:span></text:p>
      <text:p text:style-name="Code"><text:span text:style-name="Source_20_Text"><text:span text:style-name="T1">sudo pip install PyUblas</text:span></text:span></text:p>
      <text:h text:style-name="Heading_20_2" text:outline-level="2"><text:span text:style-name="Source_20_Text"><text:span text:style-name="T6">CUV</text:span></text:span></text:h>
      <text:p text:style-name="Text_20_body"><text:span text:style-name="Source_20_Text"><text:span text:style-name="T10">Install some Packages:</text:span></text:span></text:p>
      <text:p text:style-name="Code"><text:span text:style-name="Source_20_Text"><text:span text:style-name="T9">sudo apt-get install \</text:span></text:span></text:p>
      <text:p text:style-name="Code"><text:span text:style-name="Source_20_Text"><text:span text:style-name="T9"><text:s text:c="4"/>git \</text:span></text:span></text:p>
      <text:p text:style-name="Code"><text:span text:style-name="Source_20_Text"><text:span text:style-name="T9"><text:s text:c="4"/>cmake \</text:span></text:span></text:p>
      <text:p text:style-name="Code"><text:span text:style-name="Source_20_Text"><text:span text:style-name="T9"><text:s text:c="4"/>cmake-curses-gui </text:span></text:span><text:span text:style-name="Source_20_Text"><text:span text:style-name="T1">\</text:span></text:span></text:p>
      <text:p text:style-name="Code"><text:span text:style-name="Source_20_Text"><text:span text:style-name="T9"><text:s text:c="4"/>libtemplate-perl \</text:span></text:span></text:p>
      <text:p text:style-name="Code"><text:span text:style-name="Source_20_Text"><text:span text:style-name="T9"><text:s text:c="4"/>libblas-dev \</text:span></text:span></text:p>
      <text:p text:style-name="Code"><text:span text:style-name="Source_20_Text"><text:span text:style-name="T9"><text:s text:c="4"/>doxygen \</text:span></text:span></text:p>
      <text:p text:style-name="Code"><text:span text:style-name="Source_20_Text"><text:span text:style-name="T9"><text:s text:c="4"/>cimg-dev</text:span></text:span></text:p>
      <text:p text:style-name="Text_20_body"><text:span text:style-name="Source_20_Text"><text:span text:style-name="T10"/></text:span></text:p>
      <text:p text:style-name="Text_20_body"><text:span text:style-name="Source_20_Text"><text:span text:style-name="T10">Get CUV:</text:span></text:span></text:p>
      <text:p text:style-name="Code"><text:span text:style-name="Source_20_Text">mkdir ~/git</text:span></text:p>
      <text:p text:style-name="Code"><text:span text:style-name="Source_20_Text">cd ~/git</text:span></text:p>
      <text:p text:style-name="Code"><text:span text:style-name="Source_20_Text">git clone git://github.com/deeplearningais/CUV.git</text:span></text:p>
      <text:p text:style-name="Standard"><text:span text:style-name="Source_20_Text"/></text:p>
      <text:p text:style-name="Text_20_body"><text:span text:style-name="Source_20_Text"><text:span text:style-name="T10">Add following lines to ~/git/CUV/src/CMakeLists.txt:</text:span></text:span></text:p>
      <text:p text:style-name="Code"><text:span text:style-name="Source_20_Text"><text:span text:style-name="T10"># build a CPack driven installer package </text:span></text:span></text:p>
      <text:p text:style-name="Code"><text:span text:style-name="Source_20_Text"><text:span text:style-name="T10">INCLUDE (InstallRequiredSystemLibraries) </text:span></text:span></text:p>
      <text:p text:style-name="Code"><text:span text:style-name="Source_20_Text"><text:span text:style-name="T10">SET (CPACK_PACKAGE_DESCRIPTION_SUMMARY "cuv") </text:span></text:span></text:p>
      <text:p text:style-name="Code"><text:span text:style-name="Source_20_Text"><text:span text:style-name="T10">SET (CPACK_PACKAGE_VENDOR "none") </text:span></text:span></text:p>
      <text:p text:style-name="Code"><text:span text:style-name="Source_20_Text"><text:span text:style-name="T10">SET (CPACK_PACKAGE_CONTACT "none") </text:span></text:span></text:p>
      <text:p text:style-name="Code"><text:span text:style-name="Source_20_Text"><text:span text:style-name="T10">SET (CPACK_PACKAGE_VERSION_MAJOR "0") </text:span></text:span></text:p>
      <text:p text:style-name="Code"><text:span text:style-name="Source_20_Text"><text:span text:style-name="T10">SET (CPACK_PACKAGE_VERSION_MINOR "9") </text:span></text:span></text:p>
      <text:p text:style-name="Code"><text:span text:style-name="Source_20_Text"><text:span text:style-name="T10">INCLUDE (CPack)</text:span></text:span></text:p>
      <text:p text:style-name="Text_20_body"><text:span text:style-name="Source_20_Text"><text:span text:style-name="T10"/></text:span></text:p>
      <text:p text:style-name="Text_20_body"><text:span text:style-name="Source_20_Text"><text:span text:style-name="T10">Configure CUV Build:</text:span></text:span></text:p>
      <text:p text:style-name="Code"><text:span text:style-name="Source_20_Text">mkdir -p ~/git/CUV/src/build/release</text:span></text:p>
      <text:p text:style-name="Code"><text:span text:style-name="Source_20_Text">cd ~/git/CUV/src/build/release</text:span></text:p>
      <text:p text:style-name="Code"><text:span text:style-name="Source_20_Text">cmake -DCMAKE_BUILD_TYPE=Release ../../</text:span></text:p>
      <text:p text:style-name="Code"><text:span text:style-name="Source_20_Text">ccmake .</text:span></text:p>
      <text:p text:style-name="Text_20_body"><text:span text:style-name="Source_20_Text"><text:span text:style-name="T10"/></text:span></text:p>
      <text:p text:style-name="Text_20_body"><text:span text:style-name="Source_20_Text"><text:span text:style-name="T10">Example:</text:span></text:span></text:p>
      <text:p text:style-name="Code"><text:span text:style-name="Source_20_Text">CMAKE_BUILD_TYPE <text:s text:c="12"/>Release <text:s text:c="104"/></text:span></text:p>
      <text:p text:style-name="Code"><text:span text:style-name="Source_20_Text">CMAKE_INSTALL_PREFIX <text:s text:c="8"/>/usr/local <text:s text:c="97"/></text:span></text:p>
      <text:p text:style-name="Code"><text:span text:style-name="Source_20_Text">CUDA_ARCHITECTURE <text:s text:c="11"/>-arch=compute_11 <text:s text:c="95"/></text:span></text:p>
      <text:p text:style-name="Code"><text:span text:style-name="Source_20_Text">CUDA_BUILD_CUBIN <text:s text:c="12"/>OFF <text:s text:c="108"/></text:span></text:p>
      <text:p text:style-name="Code"><text:span text:style-name="Source_20_Text">CUDA_BUILD_EMULATION <text:s text:c="8"/>OFF <text:s text:c="108"/></text:span></text:p>
      <text:p text:style-name="Code"><text:span text:style-name="Source_20_Text">CUDA_SDK_ROOT_DIR <text:s text:c="11"/>/home/[USER]/NVIDIA_GPU_Computing_SDK/C <text:s text:c="73"/></text:span></text:p>
      <text:p text:style-name="Code"><text:span text:style-name="Source_20_Text">CUDA_TEST_DEVICE <text:s text:c="12"/>0 <text:s text:c="110"/></text:span></text:p>
      <text:p text:style-name="Code"><text:span text:style-name="Source_20_Text">CUDA_TOOLKIT_ROOT_DIR <text:s text:c="7"/>/usr <text:s text:c="107"/></text:span></text:p>
      <text:p text:style-name="Code"><text:span text:style-name="Source_20_Text">CUDA_VERBOSE_BUILD <text:s text:c="10"/>OFF <text:s text:c="108"/></text:span></text:p>
      <text:p text:style-name="Code"><text:span text:style-name="Source_20_Text">CUV_CIMG_BINDINGS <text:s text:c="11"/>ON <text:s text:c="109"/></text:span></text:p>
      <text:p text:style-name="Code"><text:span text:style-name="Source_20_Text">CUV_PYTHON_BINDINGS <text:s text:c="9"/>ON <text:s text:c="109"/></text:span></text:p>
      <text:p text:style-name="Code"><text:span text:style-name="Source_20_Text">NOSETEST_EXECUTABLE <text:s text:c="9"/>/usr/bin/nosetests <text:s text:c="93"/></text:span></text:p>
      <text:p text:style-name="Code"><text:span text:style-name="Source_20_Text">PYUBLAS_INCLUDE_DIR <text:s text:c="9"/>/usr/local/include/pyublas <text:s text:c="85"/></text:span></text:p>
      <text:p text:style-name="Code"><text:span text:style-name="Source_20_Text">THRUST_PATH <text:s text:c="17"/>/usr/include </text:span></text:p>
      <text:p text:style-name="Text_20_body"><text:span text:style-name="Source_20_Text"><text:span text:style-name="T10"/></text:span></text:p>
      <text:p text:style-name="Text_20_body"><text:soft-page-break/><text:span text:style-name="Source_20_Text"><text:span text:style-name="T10">Description: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6" office:value-type="string">
            <text:p text:style-name="Text_20_body"><text:span text:style-name="Source_20_Text"><text:span text:style-name="T14">CUDA_ARCHITECTURE</text:span></text:span></text:p>
          </table:table-cell>
          <table:table-cell table:style-name="Table1.A1" office:value-type="string">
            <text:p text:style-name="P25"><text:span text:style-name="T13">GeForce 8800 GTS, </text:span>GeForce 8800 GTX/Ultra</text:p>
          </table:table-cell>
          <table:table-cell table:style-name="Table1.A1" office:value-type="string">
            <text:p text:style-name="Text_20_body"><text:span text:style-name="Source_20_Text"><text:span text:style-name="T12">-arch=compute_10</text:span></text:span></text:p>
          </table:table-cell>
        </table:table-row>
        <table:table-row table:style-name="Table1.2">
          <table:covered-table-cell/>
          <table:table-cell table:style-name="Table1.A1" office:value-type="string">
            <text:p text:style-name="P25"><text:span text:style-name="T13">GeForce 8400 GS/GT, </text:span>GeForce 8600 GT/GTS, GeForce 8800 GT, GeForce 9600 GT, GeForce 9600 GSO, GeForce 9800 GT, GeForce 9800 GTX, GeForce 9800 GX2, GeForce GTS 250, GeForce GT 120, GeForce GT 130</text:p>
          </table:table-cell>
          <table:table-cell table:style-name="Table1.A1" office:value-type="string">
            <text:p text:style-name="Text_20_body"><text:span text:style-name="Source_20_Text"><text:span text:style-name="T12">-arch=compute_11</text:span></text:span></text:p>
          </table:table-cell>
        </table:table-row>
        <table:table-row table:style-name="Table1.2">
          <table:covered-table-cell/>
          <table:table-cell table:style-name="Table1.A1" office:value-type="string">
            <text:p text:style-name="P25"><text:span text:style-name="T13">GeForce GT 220, </text:span>GeForce GT 240, GeForce 210</text:p>
          </table:table-cell>
          <table:table-cell table:style-name="Table1.A1" office:value-type="string">
            <text:p text:style-name="Text_20_body"><text:span text:style-name="Source_20_Text"><text:span text:style-name="T12">-arch=compute_12</text:span></text:span></text:p>
          </table:table-cell>
        </table:table-row>
        <table:table-row table:style-name="Table1.4">
          <table:covered-table-cell/>
          <table:table-cell table:style-name="Table1.A1" office:value-type="string">
            <text:p text:style-name="P25"><text:span text:style-name="T13">GeForce GTX 260, </text:span>GeForce GTX 280/GTX 285, GeForce GTX 295</text:p>
          </table:table-cell>
          <table:table-cell table:style-name="Table1.A1" office:value-type="string">
            <text:p text:style-name="Text_20_body"><text:span text:style-name="Source_20_Text"><text:span text:style-name="T12">-arch=compute_13</text:span></text:span></text:p>
          </table:table-cell>
        </table:table-row>
        <table:table-row table:style-name="Table1.4">
          <table:covered-table-cell/>
          <table:table-cell table:style-name="Table1.A1" office:value-type="string">
            <text:p text:style-name="P25"><text:span text:style-name="T13">GeForce GTX 465, </text:span>GeForce GTX 470, GeForce GTX 480, GeForce GTX 570, GeForce GTX 580, GeForce GTX 590</text:p>
          </table:table-cell>
          <table:table-cell table:style-name="Table1.A1" office:value-type="string">
            <text:p text:style-name="Text_20_body"><text:span text:style-name="Source_20_Text"><text:span text:style-name="T12">-arch=compute_20</text:span></text:span></text:p>
          </table:table-cell>
        </table:table-row>
        <table:table-row table:style-name="Table1.4">
          <table:covered-table-cell/>
          <table:table-cell table:style-name="Table1.A1" office:value-type="string">
            <text:p text:style-name="P25"><text:span text:style-name="T13">GeForce GT 440, </text:span>GeForce GTX 560, GeForce GTX 560 Ti</text:p>
          </table:table-cell>
          <table:table-cell table:style-name="Table1.A1" office:value-type="string">
            <text:p text:style-name="Text_20_body"><text:span text:style-name="Source_20_Text"><text:span text:style-name="T12">-arch=compute_21</text:span></text:span></text:p>
          </table:table-cell>
        </table:table-row>
        <table:table-row>
          <table:table-cell table:style-name="Table1.A1" office:value-type="string">
            <text:p text:style-name="Text_20_body"><text:span text:style-name="Source_20_Text"><text:span text:style-name="T14">CUDA_SDK_ROOT_DIR</text:span></text:span></text:p>
          </table:table-cell>
          <table:table-cell table:style-name="Table1.A1" table:number-columns-spanned="2" office:value-type="string">
            <text:p text:style-name="P24"/>
          </table:table-cell>
          <table:covered-table-cell/>
        </table:table-row>
        <table:table-row>
          <table:table-cell table:style-name="Table1.A1" office:value-type="string">
            <text:p text:style-name="Text_20_body"><text:span text:style-name="Source_20_Text"><text:span text:style-name="T14">CUDA_TOOLKIT_ROOT_DIR</text:span></text:span></text:p>
          </table:table-cell>
          <table:table-cell table:style-name="Table1.A1" table:number-columns-spanned="2" office:value-type="string">
            <text:p text:style-name="P24"/>
          </table:table-cell>
          <table:covered-table-cell/>
        </table:table-row>
        <table:table-row>
          <table:table-cell table:style-name="Table1.A1" office:value-type="string">
            <text:p text:style-name="Text_20_body"><text:span text:style-name="Source_20_Text"><text:span text:style-name="T14">PYUBLAS_INCLUDE_DIR</text:span></text:span></text:p>
          </table:table-cell>
          <table:table-cell table:style-name="Table1.A1" table:number-columns-spanned="2" office:value-type="string">
            <text:p text:style-name="P24"/>
          </table:table-cell>
          <table:covered-table-cell/>
        </table:table-row>
        <table:table-row>
          <table:table-cell table:style-name="Table1.A1" office:value-type="string">
            <text:p text:style-name="Text_20_body"><text:span text:style-name="Source_20_Text"><text:span text:style-name="T14">THRUST_PATH </text:span></text:span></text:p>
          </table:table-cell>
          <table:table-cell table:style-name="Table1.A1" table:number-columns-spanned="2" office:value-type="string">
            <text:p text:style-name="P24"/>
          </table:table-cell>
          <table:covered-table-cell/>
        </table:table-row>
        <table:table-row>
          <table:table-cell table:style-name="Table1.A1" office:value-type="string">
            <text:p text:style-name="P21"/>
          </table:table-cell>
          <table:table-cell table:style-name="Table1.A1" table:number-columns-spanned="2" office:value-type="string">
            <text:p text:style-name="P24"/>
          </table:table-cell>
          <table:covered-table-cell/>
        </table:table-row>
        <table:table-row>
          <table:table-cell table:style-name="Table1.A1" office:value-type="string">
            <text:p text:style-name="P21"/>
          </table:table-cell>
          <table:table-cell table:style-name="Table1.A1" table:number-columns-spanned="2" office:value-type="string">
            <text:p text:style-name="P24"/>
          </table:table-cell>
          <table:covered-table-cell/>
        </table:table-row>
      </table:table>
      <text:p text:style-name="Text_20_body"><text:span text:style-name="Source_20_Text"><text:span text:style-name="T10"/></text:span></text:p>
      <text:p text:style-name="Text_20_body"><text:span text:style-name="Source_20_Text"><text:span text:style-name="T10">Build CUV:</text:span></text:span></text:p>
      <text:p text:style-name="Code"><text:span text:style-name="Source_20_Text">make -j</text:span></text:p>
      <text:p text:style-name="Code"><text:span text:style-name="Source_20_Text">ctest</text:span></text:p>
      <text:p text:style-name="Code"><text:span text:style-name="Source_20_Text">cpack -G DEB</text:span></text:p>
      <text:p text:style-name="Code"><text:span text:style-name="Source_20_Text">sudo dpkg -i cuv-[CUV-VERSION].deb</text:span></text:p>
      <text:p text:style-name="Code"><text:span text:style-name="Source_20_Text">export PYTHONPATH=/home/[USER]/git/CUV/src/build/release/src</text:span></text:p>
      <text:h text:style-name="Heading_20_1" text:outline-level="1"><text:span text:style-name="Source_20_Text"><text:span text:style-name="T2">Installation of datasets</text:span></text:span></text:h>
      <text:h text:style-name="Heading_20_2" text:outline-level="2">Example datasets</text:h>
      <text:h text:style-name="Heading_20_3" text:outline-level="3">MNIST</text:h>
      <text:p text:style-name="Code"><text:span text:style-name="Source_20_Text">mkdir -p ~/Downloads/datasets/MNIST</text:span></text:p>
      <text:p text:style-name="Code"><text:span text:style-name="Source_20_Text">sudo mkdir -p /user/local/datasets/MNIST</text:span></text:p>
      <text:p text:style-name="Text_20_body"><text:span text:style-name="Source_20_Text"><text:span text:style-name="T10"/></text:span></text:p>
      <text:p text:style-name="Text_20_body"><text:span text:style-name="Source_20_Text"><text:span text:style-name="T10">Download following files from the MNIST Page</text:span></text:span><text:span text:style-name="Source_20_Text"><text:span text:style-name="T10"><text:note text:id="ftn3" text:note-class="footnote"><text:note-citation>3</text:note-citation><text:note-body><text:p text:style-name="Footnote"><text:a xlink:type="simple" xlink:href="http://yann.lecun.com/exdb/mnist/"><text:span text:style-name="Source_20_Text"><text:span text:style-name="T10">http://yann.lecun.com/exdb/mnist/</text:span></text:span></text:a></text:p></text:note-body></text:note></text:span></text:span><text:span text:style-name="Source_20_Text"><text:span text:style-name="T10"> into ~/Downloads/datasets/MNIST</text:span></text:span></text:p>
      <text:p text:style-name="P16">train-images-idx3-ubyte.gz (9.5 MB)<text:line-break/>train-labels-idx1-ubyte.gz (28.2 kB)<text:line-break/>t10k-images-idx3-ubyte.gz (1.6 MB)<text:line-break/>t10k-labels-idx1-ubyte.gz (4.4 kB)</text:p>
      <text:p text:style-name="Text_20_body"><text:span text:style-name="Source_20_Text"><text:span text:style-name="T10">Extract data:</text:span></text:span></text:p>
      <text:p text:style-name="Code"><text:span text:style-name="Source_20_Text">cd ~/Downloads/datasets/MNIST</text:span></text:p>
      <text:p text:style-name="Code"><text:span text:style-name="Source_20_Text">tar xvfz *.gz</text:span></text:p>
      <text:p text:style-name="Code"><text:span text:style-name="Source_20_Text">sudo mv ~/Download/MNIST/*ubyte /user/local/dataset</text:span></text:p>
      <text:h text:style-name="Heading_20_3" text:outline-level="3"><text:span text:style-name="Source_20_Text"><text:span text:style-name="T10">Caltech 101</text:span></text:span></text:h>
      <text:p text:style-name="Code"><text:span text:style-name="Source_20_Text">mkdir -p ~/Downloads/datasets/Caltec101</text:span></text:p>
      <text:p text:style-name="Code"><text:span text:style-name="Source_20_Text">sudo mkdir -p /home/local/datasets/batches</text:span></text:p>
      <text:p text:style-name="Text_20_body"><text:span text:style-name="Source_20_Text"><text:span text:style-name="T11"/></text:span></text:p>
      <text:p text:style-name="Text_20_body"><text:span text:style-name="Source_20_Text"><text:span text:style-name="T11">Download following files from the Caltec 101 Page</text:span></text:span><text:span text:style-name="Source_20_Text"><text:span text:style-name="T11"><text:note text:id="ftn4" text:note-class="footnote"><text:note-citation>4</text:note-citation><text:note-body><text:p text:style-name="Footnote"><text:a xlink:type="simple" xlink:href="http://www.vision.caltech.edu/Image_Datasets/Caltech101/101_ObjectCategories.tar.gz"><text:span text:style-name="Source_20_Text"><text:span text:style-name="T10">http://www.vision.caltech.edu/Image_Datasets/Caltech101/</text:span></text:span></text:a></text:p></text:note-body></text:note></text:span></text:span><text:span text:style-name="Source_20_Text"><text:span text:style-name="T11"> into ~/Downloads/datasets/Caltec101</text:span></text:span></text:p>
      <text:p text:style-name="Text_20_body"><text:span text:style-name="Source_20_Text"><text:span text:style-name="T11">101_ObjectCategories.tar.gz (126 MB)</text:span></text:span></text:p>
      <text:p text:style-name="Text_20_body"><text:span text:style-name="Source_20_Text"><text:span text:style-name="T10">Extract data:</text:span></text:span></text:p>
      <text:p text:style-name="Code"><text:span text:style-name="Source_20_Text">sudo apt-get install ipython</text:span></text:p>
      <text:p text:style-name="Code"><text:span text:style-name="Source_20_Text">sudo pip install ipdb</text:span></text:p>
      <text:p text:style-name="Code"><text:span text:style-name="Source_20_Text">???</text:span></text:p>
      <text:h text:style-name="Heading_20_2" text:outline-level="2">Custom datasets</text:h>
      <text:h text:style-name="Heading_20_3" text:outline-level="3"><text:span text:style-name="Source_20_Text"><text:span text:style-name="T10">Non-image dataset</text:span></text:span></text:h>
      <text:p text:style-name="Text_20_body"><text:span text:style-name="Source_20_Text"><text:span text:style-name="T10">Create a new folder for your dataset</text:span></text:span></text:p>
      <text:p text:style-name="Code"><text:span text:style-name="Source_20_Text">mkdir -p ~/Downloads/datasets/[yourdataset]</text:span></text:p>
      <text:p text:style-name="Text_20_body"><text:span text:style-name="Source_20_Text"><text:span text:style-name="T10"/></text:span></text:p>
      <text:p text:style-name="P22"><text:span text:style-name="Source_20_Text"><text:span text:style-name="T10">Modify helper_classes.py</text:span></text:span></text:p>
      <text:p text:style-name="P11"><text:span text:style-name="T17">class</text:span> Dataset: \ <text:line-break/> <text:s text:c="3"/>image_patches, mnist, mnist_padded, mnist_test, \</text:p>
      <text:p text:style-name="P12"><text:s text:c="4"/>mnist_twice, mnist_trans, one_minus_mnist, caltech, \</text:p>
      <text:p text:style-name="P12"><text:s text:c="4"/>caltech_color, caltech_big, shifter, bars_and_stripes, \ <text:line-break/> <text:s text:c="3"/>[yourdataset] = <text:span text:style-name="T23">range</text:span>(13)</text:p>
      <text:p text:style-name="Text_20_body"><text:span text:style-name="Source_20_Text"><text:span text:style-name="T10"/></text:span></text:p>
      <text:p text:style-name="P22"><text:span text:style-name="Source_20_Text"><text:span text:style-name="T10">Modify caller.py</text:span></text:span></text:p>
      <text:p text:style-name="P27"><text:soft-page-break/><text:span text:style-name="T17">from</text:span> datasets import \</text:p>
      <text:p text:style-name="P27"><text:s text:c="4"/>MNISTData, MNISTOneMinusData, MNISTPadded, \</text:p>
      <text:p text:style-name="P27"><text:s text:c="4"/>MNISTTwiceData, MNISTTestData, CaltechData, \</text:p>
      <text:p text:style-name="P27"><text:s text:c="4"/>ShifterData, BarsAndStripesData, ImagePatchesData, \</text:p>
      <text:p text:style-name="P27"><text:s text:c="4"/>[yourdataset]</text:p>
      <text:p text:style-name="P17"/>
      <text:p text:style-name="P18"><text:span text:style-name="Source_20_Text"><text:span text:style-name="T10">Modify caller.py</text:span></text:span></text:p>
      <text:p text:style-name="P26"><text:span text:style-name="Source_20_Text"><text:span text:style-name="T18">if</text:span></text:span><text:span text:style-name="Source_20_Text"><text:span text:style-name="T14"> cfg.dataset==Dataset.mnist: </text:span></text:span></text:p>
      <text:p text:style-name="P26"><text:span text:style-name="Source_20_Text"><text:span text:style-name="T14"><text:s text:c="4"/>dataset = MNISTData(cfg,</text:span></text:span><text:span text:style-name="Source_20_Text"><text:span text:style-name="T20">"/home/local/datasets/MNIST"</text:span></text:span><text:span text:style-name="Source_20_Text"><text:span text:style-name="T14">)</text:span></text:span></text:p>
      <text:p text:style-name="P26"><text:span text:style-name="Source_20_Text"><text:span text:style-name="T14">…</text:span></text:span></text:p>
      <text:p text:style-name="P26"><text:span text:style-name="Source_20_Text"><text:span text:style-name="T18">elif</text:span></text:span><text:span text:style-name="Source_20_Text"><text:span text:style-name="T14"> cfg.dataset==Dataset.[yourdataset]: </text:span></text:span></text:p>
      <text:p text:style-name="P26"><text:span text:style-name="Source_20_Text"><text:span text:style-name="T14"><text:s text:c="4"/>dataset = [yourdataset](cfg,</text:span></text:span><text:span text:style-name="Source_20_Text"><text:span text:style-name="T20">"/home/local/datasets/[yourdataset]"</text:span></text:span><text:span text:style-name="Source_20_Text"><text:span text:style-name="T14">)</text:span></text:span></text:p>
      <text:p text:style-name="Text_20_body"><text:span text:style-name="Source_20_Text"><text:span text:style-name="T10"/></text:span></text:p>
      <text:p text:style-name="P18"><text:span text:style-name="Source_20_Text"><text:span text:style-name="T10">Add new class to datasets.py</text:span></text:span></text:p>
      <text:p text:style-name="P10"><text:span text:style-name="T17">class</text:span> [yourdataset](DataSet): <text:line-break/> <text:s text:c="3"/><text:span text:style-name="T17">def</text:span> __init__(<text:span text:style-name="T23">self</text:span>,cfg, path): <text:line-break/> <text:s text:c="7"/>cfg.px=???<text:line-break/> <text:s text:c="7"/>cfg.py=1 <text:line-break/> <text:s text:c="7"/>cfg.maps_bottom=1 <text:line-break/> <text:s text:c="7"/>data=[] <text:line-break/> <text:s text:c="7"/><text:span text:style-name="T23">self</text:span>.teacher=None <text:line-break/> <text:s text:c="7"/><text:span text:style-name="T17">if</text:span> cfg.batchsize==-<text:span text:style-name="T19">1</text:span>: <text:line-break/> <text:s text:c="11"/>cfg.batchsize=<text:span text:style-name="T19">32</text:span><text:line-break/> <text:s text:c="7"/><text:span text:style-name="T22"># load training data </text:span><text:line-break/> <text:s text:c="7"/><text:span text:style-name="T17">with</text:span> <text:span text:style-name="T23">open</text:span>(os.path.join(path,<text:span text:style-name="T19">'[yourdataset].txt'</text:span>)) as fd: <text:line-break/> <text:s text:c="11"/><text:span text:style-name="T17">for</text:span> line <text:span text:style-name="T17">in</text:span> fd.readlines(): <text:line-break/> <text:s text:c="15"/>data.append(np.array([int(x) <text:span text:style-name="T17">for</text:span> x <text:span text:style-name="T17">in</text:span> line[:-<text:span text:style-name="T19">1</text:span>]])) <text:line-break/> <text:s text:c="7"/><text:span text:style-name="T23">self</text:span>.data=(np.vstack(data)).astype(np.float32).T</text:p>
      <text:p text:style-name="P18"><text:span text:style-name="Source_20_Text"><text:span text:style-name="T10"/></text:span></text:p>
      <text:h text:style-name="Heading_20_3" text:outline-level="3"><text:span text:style-name="Source_20_Text"><text:span text:style-name="T10">Image dataset</text:span></text:span></text:h>
      <text:p text:style-name="Text_20_body"><text:span text:style-name="Source_20_Text"><text:span text:style-name="T10">Create a new folder for your dataset</text:span></text:span></text:p>
      <text:p text:style-name="Code"><text:span text:style-name="Source_20_Text">mkdir -p ~/Downloads/datasets/[yourdataset]</text:span></text:p>
      <text:p text:style-name="P18"><text:span text:style-name="Source_20_Text"><text:span text:style-name="T10"/></text:span></text:p>
      <text:p text:style-name="P19"><text:span text:style-name="Source_20_Text"><text:span text:style-name="T21"/></text:span></text:p>
      <text:p text:style-name="P19"><text:span text:style-name="Source_20_Text"><text:span text:style-name="T21"/></text:span></text:p>
      <text:h text:style-name="Heading_20_1" text:outline-level="1"><text:span text:style-name="Source_20_Text"><text:span text:style-name="T2">CUV RBM usage</text:span></text:span></text:h>
      <text:h text:style-name="Heading_20_2" text:outline-level="2">caller.py</text:h>
      <text:p text:style-name="P13">Usage: caller.py [options] </text:p>
      <text:p text:style-name="P13"/>
      <text:p text:style-name="P13">Options: </text:p>
      <text:p text:style-name="P13"><text:s text:c="2"/>--<text:span text:style-name="T15">config_file</text:span>=CONFIG_FILE , <text:span text:style-name="T16">-</text:span><text:span text:style-name="T15">c</text:span> CONFIG_FILE</text:p>
      <text:p text:style-name="P13"><text:tab/>Use defaults from this file </text:p>
      <text:p text:style-name="P13"/>
      <text:p text:style-name="P13"><text:s text:c="2"/>--<text:span text:style-name="T15">headless</text:span>=HEADLESS , <text:span text:style-name="T16">-</text:span><text:span text:style-name="T15">H</text:span> HEADLESS</text:p>
      <text:p text:style-name="P13"><text:tab/>whether to exit without opening windows in the end [0] </text:p>
      <text:p text:style-name="P13"/>
      <text:p text:style-name="P13"><text:s text:c="2"/>--<text:span text:style-name="T15">device</text:span>=DEVICE , <text:span text:style-name="T16">-</text:span><text:span text:style-name="T15">d</text:span> DEVICE</text:p>
      <text:p text:style-name="P13"><text:tab/>GPU device to use [0] </text:p>
      <text:p text:style-name="P13"/>
      <text:p text:style-name="P13"><text:s text:c="2"/><text:span text:style-name="T16">--</text:span><text:span text:style-name="T15">seed</text:span>=SEED</text:p>
      <text:p text:style-name="P13"><text:tab/>Seed to use [12252] </text:p>
      <text:p text:style-name="P13"/>
      <text:p text:style-name="P13"><text:s text:c="2"/>--<text:span text:style-name="T15">ksteps</text:span>=KSTEPS , -<text:span text:style-name="T15">k</text:span> KSTEPS</text:p>
      <text:p text:style-name="P13"><text:tab/>number of CD/PCD steps [1] </text:p>
      <text:p text:style-name="P13"/>
      <text:p text:style-name="P13"><text:s text:c="2"/>--<text:span text:style-name="T15">batchsize</text:span>=BATCHSIZE , -<text:span text:style-name="T15">b</text:span> BATCHSIZE</text:p>
      <text:p text:style-name="P13"><text:tab/> number of items in a minibatch - default is dataset- dependend </text:p>
      <text:p text:style-name="P13"/>
      <text:p text:style-name="P13"><text:s text:c="2"/>--<text:span text:style-name="T15">weight_updates</text:span>=WEIGHT_UPDATES , -<text:span text:style-name="T15">e</text:span> WEIGHT_UPDATES</text:p>
      <text:p text:style-name="P13"><text:tab/>number of weight_updates [300000] </text:p>
      <text:p text:style-name="P13"/>
      <text:p text:style-name="P13"><text:s text:c="2"/>--<text:span text:style-name="T15">l_size</text:span>=L_SIZE , -<text:span text:style-name="T15">n</text:span> L_SIZE</text:p>
      <text:p text:style-name="P13"><text:tab/>size of layers w/o bias [[512]] </text:p>
      <text:p text:style-name="P13"/>
      <text:p text:style-name="P13"><text:s text:c="2"/>--<text:span text:style-name="T15">img</text:span>_size=IMG_SIZE</text:p>
      <text:p text:style-name="P13"><text:tab/>input is n x n [28] </text:p>
      <text:p text:style-name="P13"/>
      <text:p text:style-name="P13"><text:s text:c="2"/>--<text:span text:style-name="T15">utype</text:span>=UTYPE , -<text:span text:style-name="T15">V</text:span> UTYPE</text:p>
      <text:p text:style-name="P13"><text:tab/>type of visible units (cont/gaussian/binary) [[2, 2]] </text:p>
      <text:p text:style-name="P13"/>
      <text:p text:style-name="P13"><text:s text:c="2"/>--<text:span text:style-name="T15">cd_type</text:span>=CD_TYPE , -<text:span text:style-name="T15">p</text:span> CD_TYPE</text:p>
      <text:p text:style-name="P13"><text:tab/>variant of Contrastive Divergence (pcd,cdn,mpfl) [0] </text:p>
      <text:p text:style-name="P13"/>
      <text:p text:style-name="P13"><text:s text:c="2"/>--<text:span text:style-name="T15">learnrate_sched</text:span>=LEARNRATE_SCHED , -<text:span text:style-name="T15">s</text:span> LEARNRATE_SCHED</text:p>
      <text:p text:style-name="P13"><text:tab/> learnrate schedule (static/linear/exponential/divide) [0] </text:p>
      <text:p text:style-name="P13"/>
      <text:p text:style-name="P13"><text:s text:c="2"/>--<text:span text:style-name="T15">sigma</text:span>=SIGMA</text:p>
      <text:p text:style-name="P13"><text:tab/>noise added to gaussian/cont unit [1.0] </text:p>
      <text:p text:style-name="P13"/>
      <text:p text:style-name="P13"><text:s text:c="2"/>--<text:span text:style-name="T15">momentum</text:span>=MOMENTUM</text:p>
      <text:p text:style-name="P13"><text:tab/>momentum learnrate of weights [0.0] </text:p>
      <text:p text:style-name="P13"/>
      <text:p text:style-name="P13"><text:s text:c="2"/>--<text:span text:style-name="T15">learnrate</text:span>=LEARNRATE </text:p>
      <text:p text:style-name="P13"><text:tab/>learnrate of weights [0.01] </text:p>
      <text:p text:style-name="P13"/>
      <text:p text:style-name="P13"><text:s text:c="2"/>--<text:span text:style-name="T15">cost</text:span>=COST</text:p>
      <text:p text:style-name="P13"><text:soft-page-break/><text:s/><text:tab/>cost of weights (=weight decay) [0.0] </text:p>
      <text:p text:style-name="P13"/>
      <text:p text:style-name="P13"><text:s text:c="2"/>--<text:span text:style-name="T15">eval_start</text:span>=EVAL_START </text:p>
      <text:p text:style-name="P13"><text:tab/>start evaluation using trainingset/vnoise/h1noise [2] </text:p>
      <text:p text:style-name="P13"/>
      <text:p text:style-name="P13"><text:s text:c="2"/>--<text:span text:style-name="T15">eval_steps</text:span>=EVAL_STEPS </text:p>
      <text:p text:style-name="P13"><text:tab/>number of sampling steps for visualization [100] </text:p>
      <text:p text:style-name="P13"/>
      <text:p text:style-name="P13"><text:s text:c="2"/>--<text:span text:style-name="T15">video</text:span>=VIDEO</text:p>
      <text:p text:style-name="P13"><text:tab/>whether to write [eval_steps] frames to files [0] </text:p>
      <text:p text:style-name="P13"/>
      <text:p text:style-name="P13"><text:s text:c="2"/>--<text:span text:style-name="T15">workdir</text:span>=WORKDIR , -<text:span text:style-name="T15">w</text:span> WORKDIR</text:p>
      <text:p text:style-name="P13"><text:tab/>directory-prefix of data to load/save [.] </text:p>
      <text:p text:style-name="P13"/>
      <text:p text:style-name="P13"><text:s text:c="2"/>--<text:span text:style-name="T15">load</text:span>=LOAD</text:p>
      <text:p text:style-name="P13"><text:tab/>which weights to load (none,pretraining,dbm,finetuning,latest) [0] </text:p>
      <text:p text:style-name="P13"/>
      <text:p text:style-name="P13"><text:s text:c="2"/>--<text:span text:style-name="T15">project_down</text:span>=PROJECT_DOWN </text:p>
      <text:p text:style-name="P13"><text:tab/>load weights and project down to visible layer [0] </text:p>
      <text:p text:style-name="P13"/>
      <text:p text:style-name="P13"><text:s text:c="2"/>--<text:span text:style-name="T15">dbm</text:span>=DBM</text:p>
      <text:p text:style-name="P13"><text:tab/>whether to use unsupervised finetuning </text:p>
      <text:p text:style-name="P13"/>
      <text:p text:style-name="P13"><text:s text:c="2"/>--<text:span text:style-name="T15">dbm_minupdates</text:span>=DBM_MINUPDATES </text:p>
      <text:p text:style-name="P13"><text:tab/>how many updates per layer before moving to next <text:s/>minibatch [5] </text:p>
      <text:p text:style-name="P13"/>
      <text:p text:style-name="P13"><text:s text:c="2"/>--<text:span text:style-name="T15">save_every</text:span>=SAVE_EVERY </text:p>
      <text:p text:style-name="P13"><text:tab/>Save weights every ... iters [0] </text:p>
      <text:p text:style-name="P13"/>
      <text:p text:style-name="P13"><text:s text:c="2"/>--<text:span text:style-name="T15">dataset</text:span>=DATASET</text:p>
      <text:p text:style-name="P13"><text:tab/>whether to use mnist or image patches or caltech [1] </text:p>
      <text:p text:style-name="P13"/>
      <text:p text:style-name="P13"><text:s text:c="2"/>--<text:span text:style-name="T15">continue_learning</text:span>=CONTINUE_LEARNING </text:p>
      <text:p text:style-name="P13"><text:tab/>whether to use loaded weights to continue learning [0] </text:p>
      <text:p text:style-name="P13"/>
      <text:p text:style-name="P13"><text:s text:c="2"/>--<text:span text:style-name="T15">gethidrep</text:span>=GETHIDREP </text:p>
      <text:p text:style-name="P13"><text:tab/>whether to dump hidden rep after loading [0] </text:p>
      <text:p text:style-name="P13"/>
      <text:p text:style-name="P13"><text:s text:c="2"/>--<text:span text:style-name="T15">pretrain</text:span>=PRETRAIN</text:p>
      <text:p text:style-name="P13"><text:tab/>whether to dump matrices and configs without doing <text:s/>anything [1] </text:p>
      <text:p text:style-name="P13"/>
      <text:p text:style-name="P13"><text:s text:c="2"/>--<text:span text:style-name="T15">finetune</text:span>=FINETUNE</text:p>
      <text:p text:style-name="P13"><text:tab/>whether to do fine tuning after initializing/learning <text:s/>weights [0] </text:p>
      <text:p text:style-name="P13"/>
      <text:p text:style-name="P13"><text:s text:c="2"/>--<text:span text:style-name="T15">finetune_epochs</text:span>=FINETUNE_EPOCHS </text:p>
      <text:p text:style-name="P13"><text:tab/>epochs for fine-tuning [100] </text:p>
      <text:p text:style-name="P13"/>
      <text:p text:style-name="P13"><text:s text:c="2"/>--<text:span text:style-name="T15">finetune_rprop</text:span>=FINETUNE_RPROP </text:p>
      <text:p text:style-name="P13"><text:tab/>whether to use rprop for fine-tuning [1] </text:p>
      <text:p text:style-name="P13"/>
      <text:p text:style-name="P13"><text:s text:c="2"/>--<text:span text:style-name="T15">finetune_batch_size</text:span>=FINETUNE_BATCH_SIZE </text:p>
      <text:p text:style-name="P13"><text:tab/>size of minibatches for fine-tuning [1000] </text:p>
      <text:p text:style-name="P13"/>
      <text:p text:style-name="P13"><text:s text:c="2"/>--<text:span text:style-name="T15">finetune_softmax</text:span>=FINETUNE_SOFTMAX </text:p>
      <text:p text:style-name="P13"><text:tab/>whether to use softmax for fine-tuning [1] </text:p>
      <text:p text:style-name="P13"><text:soft-page-break/></text:p>
      <text:p text:style-name="P13"><text:s text:c="2"/>--<text:span text:style-name="T15">finetune_learnrate</text:span>=FINETUNE_LEARNRATE </text:p>
      <text:p text:style-name="P13"><text:tab/>learnrate for finetuning [0.01] </text:p>
      <text:p text:style-name="P13"/>
      <text:p text:style-name="P13"><text:s text:c="2"/>--<text:span text:style-name="T15">finetune_cost</text:span>=FINETUNE_COST </text:p>
      <text:p text:style-name="P13"><text:tab/>weight decay for finetuning [0.001] </text:p>
      <text:p text:style-name="P13"/>
      <text:p text:style-name="P13"><text:s text:c="2"/>--<text:span text:style-name="T15">finetune_momentum</text:span>=FINETUNE_MOMENTUM </text:p>
      <text:p text:style-name="P13"><text:tab/>momentum for finetuning when backprop used [0.5] </text:p>
      <text:p text:style-name="P13"/>
      <text:p text:style-name="P13"><text:s text:c="2"/>--<text:span text:style-name="T15">finetune_onlylast</text:span>=FINETUNE_ONLYLAST </text:p>
      <text:p text:style-name="P13"><text:tab/>epochs where only not-pretrained upper layer is updated [0] </text:p>
      <text:p text:style-name="P13"/>
      <text:p text:style-name="P13"><text:s text:c="2"/>--<text:span text:style-name="T15">finetune_online_learning</text:span>=FINETUNE_ONLINE_LEARNING </text:p>
      <text:p text:style-name="P20"><text:tab/>online learning [0]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ahoma" svg:font-family="Tahoma, Arial, sans-serif"/>
    <style:font-face style:name="serif" svg:font-family="serif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in" fo:margin-bottom="0.0835in" fo:text-align="start" style:justify-single-word="false" style:shadow="none"/>
      <style:text-properties fo:color="#000000" style:font-name="Liberation San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Heading_20_2" style:display-name="Heading 2" style:family="paragraph" style:parent-style-name="Heading" style:next-style-name="Text_20_body" style:auto-update="true" style:default-outline-level="2" style:list-style-name="" style:class="text">
      <style:paragraph-properties style:shadow="none">
        <style:tab-stops/>
      </style:paragraph-properties>
      <style:text-properties fo:color="#000000" style:font-name="Liberation Sans" fo:font-size="15pt" fo:font-weight="normal" style:font-name-asian="WenQuanYi Micro Hei" style:font-size-asian="15pt" style:font-weight-asian="normal" style:font-name-complex="Lohit Hindi" style:font-size-complex="15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 style:shadow="none"/>
      <style:text-properties fo:color="#000000" fo:font-size="115%" fo:font-weight="bold" style:font-size-asian="115%" style:font-weight-asian="bold" style:font-size-complex="115%" style:font-weight-complex="bold"/>
    </style:style>
    <style:style style:name="Code" style:family="paragraph" style:parent-style-name="Preformatted_20_Text" style:auto-update="true" style:master-page-name="">
      <style:paragraph-properties fo:margin-left="0in" fo:margin-right="0in" fo:margin-top="0in" fo:margin-bottom="0in" fo:text-indent="0in" style:auto-text-indent="false" style:page-number="auto" fo:background-color="#e6e6e6" fo:padding-left="0.2402in" fo:padding-right="0in" fo:padding-top="0in" fo:padding-bottom="0in" fo:border-left="2.01pt solid #008000" fo:border-right="none" fo:border-top="none" fo:border-bottom="none" style:shadow="none">
        <style:tab-stops/>
        <style:background-image/>
      </style:paragraph-properties>
      <style:text-properties fo:color="#000000" style:font-name="DejaVu Sans Mono" fo:font-size="10pt" fo:font-style="normal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6pt" fo:font-weight="normal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 style:shadow="none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size="11pt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 style:shadow="none">
        <style:tab-stops>
          <style:tab-stop style:position="6.6929in" style:type="right" style:leader-style="dotted" style:leader-text="."/>
        </style:tab-stops>
      </style:paragraph-properties>
      <style:text-properties style:font-name="Liberation Sans1" fo:font-size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shadow="none"/>
      <style:text-properties fo:font-size="13pt" fo:font-weight="normal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Source_20_Text" style:display-name="Source Text" style:family="text">
      <style:text-properties style:font-name="DejaVu Sans Mono" style:font-name-asian="WenQuanYi Micro Hei1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Teletype" style:family="text">
      <style:text-properties style:font-name="DejaVu Sans Mono" style:font-name-asian="WenQuanYi Micro Hei1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Liberation Sans"/>
    </style:style>
    <style:style style:name="MP2" style:family="paragraph" style:parent-style-name="Header">
      <style:paragraph-properties fo:text-align="end" style:justify-single-word="false"/>
      <style:text-properties style:font-name="Liberation Sans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1.309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1.3098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Index" style:page-layout-name="Mpm2" style:next-style-name="Right_20_Page"/>
    <style:master-page style:name="Left_20_Page" style:display-name="Left Page" style:page-layout-name="Mpm3" style:next-style-name="Right_20_Page">
      <style:header>
        <text:p text:style-name="MP1"><text:page-number text:select-page="current" text:page-adjust="-2">10</text:page-number></text:p>
      </style:header>
    </style:master-page>
    <style:master-page style:name="Right_20_Page" style:display-name="Right Page" style:page-layout-name="Mpm4" style:next-style-name="Left_20_Page">
      <style:header>
        <text:p text:style-name="MP2"><text:page-number text:select-page="current" text:page-adjust="-2">9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Michl</meta:initial-creator>
    <meta:creation-date>2012-01-26T16:25:01</meta:creation-date>
    <dc:date>2012-03-20T15:57:23</dc:date>
    <dc:creator>Patrick Michl</dc:creator>
    <meta:editing-duration>PT15H51M41S</meta:editing-duration>
    <meta:editing-cycles>172</meta:editing-cycles>
    <meta:generator>LibreOffice/3.4$Linux LibreOffice_project/340m1$Build-402</meta:generator>
    <meta:printed-by>Patrick Michl</meta:printed-by>
    <meta:print-date>2012-02-07T13:53:31</meta:print-date>
    <meta:document-statistic meta:table-count="1" meta:image-count="0" meta:object-count="0" meta:page-count="12" meta:paragraph-count="300" meta:word-count="1143" meta:character-count="11523" meta:non-whitespace-character-count="8806"/>
  </office:meta>
</office:document-meta>
</file>